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ld of Everbies</text:p>
      <text:p text:style-name="P2"/>
      <text:p text:style-name="P3"><text:tab/>Project idea and description:</text:p>
      <text:p text:style-name="P3">The project we've chosen is a version of the classic Tamagotchi. But with a more urban derection, with aspects such as nightlife.</text:p>
      <text:p text:style-name="P3"/>
      <text:p text:style-name="P3"><text:tab/>Motivated License:</text:p>
      <text:p text:style-name="P3">vet inte vad det här e</text:p>
      <text:p text:style-name="P3"/>
      <text:p text:style-name="P3"><text:tab/>Features that we think we'll manage:</text:p>
      <text:p text:style-name="P3"/>
      <text:p text:style-name="P3"/>
      <text:p text:style-name="P3"><text:tab/>Main responsibilities:</text:p>
      <text:p text:style-name="P3">Rickard Hallberg:<text:tab/>Project Leader</text:p>
      <text:p text:style-name="P3">Teodor Ostwald:<text:tab/>Code Design</text:p>
      <text:p text:style-name="P3">Emil Åhsberg:<text:tab/><text:tab/>Graphic Design</text:p>
      <text:p text:style-name="P3">Markus Otterberg:<text:tab/>Develo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5M40S</meta:editing-duration>
    <meta:editing-cycles>3</meta:editing-cycles>
    <meta:generator>OpenOffice.org/3.3$Win32 OpenOffice.org_project/330m20$Build-9567</meta:generator>
    <dc:date>2012-09-13T16:06:49.80</dc:date>
    <meta:document-statistic meta:table-count="0" meta:image-count="0" meta:object-count="0" meta:page-count="1" meta:paragraph-count="11" meta:word-count="60" meta:character-count="392"/>
    <dc:creator>Karl-Agnes Hesusson</dc:creator>
    <meta:user-defined meta:name="Info 1"/>
    <meta:user-defined meta:name="Info 2"/>
    <meta:user-defined meta:name="Info 3"/>
    <meta:user-defined meta:name="Info 4"/>
  </office:meta>
</office:document-meta>
</file>